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e74c" officeooo:paragraph-rsid="0006e74c"/>
    </style:style>
    <style:style style:name="P2" style:family="paragraph" style:parent-style-name="Standard">
      <style:text-properties officeooo:rsid="0006e74c" officeooo:paragraph-rsid="000a6b05"/>
    </style:style>
    <style:style style:name="P3" style:family="paragraph" style:parent-style-name="Standard">
      <style:text-properties officeooo:rsid="0006e74c" officeooo:paragraph-rsid="000b96b1"/>
    </style:style>
    <style:style style:name="P4" style:family="paragraph" style:parent-style-name="Standard">
      <style:text-properties officeooo:rsid="0006e74c" officeooo:paragraph-rsid="000d8669"/>
    </style:style>
    <style:style style:name="P5" style:family="paragraph" style:parent-style-name="Standard">
      <style:text-properties officeooo:rsid="0006e74c" officeooo:paragraph-rsid="00102804"/>
    </style:style>
    <style:style style:name="P6" style:family="paragraph" style:parent-style-name="Standard">
      <style:text-properties officeooo:rsid="000a6b05" officeooo:paragraph-rsid="000a6b05"/>
    </style:style>
    <style:style style:name="P7" style:family="paragraph" style:parent-style-name="Standard">
      <style:text-properties officeooo:rsid="000e83b3" officeooo:paragraph-rsid="000e83b3"/>
    </style:style>
    <style:style style:name="P8" style:family="paragraph" style:parent-style-name="Standard">
      <style:text-properties officeooo:rsid="000f8c99" officeooo:paragraph-rsid="000f8c99"/>
    </style:style>
    <style:style style:name="P9" style:family="paragraph" style:parent-style-name="Standard">
      <style:text-properties officeooo:rsid="00102804" officeooo:paragraph-rsid="00102804"/>
    </style:style>
    <style:style style:name="T1" style:family="text">
      <style:text-properties officeooo:rsid="000a6b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Part B</text:p>
      <text:p text:style-name="P1"/>
      <text:p text:style-name="P6">C.I.A</text:p>
      <text:p text:style-name="P2">In the context of the terms C.I.A and A.A.A. the main threats relevant to this type of <text:span text:style-name="T1">network program</text:span>: namely file serving, are Alteration, Denial-of-Service and Eavesdropping.</text:p>
      <text:p text:style-name="P2"/>
      <text:p text:style-name="P7">Confidentiality</text:p>
      <text:p text:style-name="P4"><text:span text:style-name="T1">packet sniffers that gain access to sensitive data, either files they do not have the right to access or simply to extract personal information like your credit card number or social security number. This is an attack on the </text:span></text:p>
      <text:p text:style-name="P4"/>
      <text:p text:style-name="P4"/>
      <text:p text:style-name="P4"/>
      <text:p text:style-name="P8">Integrity</text:p>
      <text:p text:style-name="P5"><text:span text:style-name="T1"><text:s/>man-in-the-middle attacks or data viruses that manipulate or damage data in transit or change important files, </text:span></text:p>
      <text:p text:style-name="P5"/>
      <text:p text:style-name="P9">Availability</text:p>
      <text:p text:style-name="P5"><text:span text:style-name="T1">attempts to crash servers and affect the important files of users(denial-of-service)</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42S</meta:editing-duration>
    <meta:editing-cycles>12</meta:editing-cycles>
    <meta:generator>LibreOffice/4.2.6.3$Windows_x86 LibreOffice_project/3fd416d4c6db7d3204c17ce57a1d70f6e531ee21</meta:generator>
    <dc:date>2014-09-27T16:34:09.269000000</dc:date>
    <meta:document-statistic meta:table-count="0" meta:image-count="0" meta:object-count="0" meta:page-count="1" meta:paragraph-count="9" meta:word-count="101" meta:character-count="658" meta:non-whitespace-character-count="563"/>
    <meta:user-defined meta:name="Info 1"/>
    <meta:user-defined meta:name="Info 2"/>
    <meta:user-defined meta:name="Info 3"/>
    <meta:user-defined meta:name="Info 4"/>
  </office:meta>
</office:document-meta>
</file>